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3.366cm" fo:margin-left="0cm" fo:margin-right="0.035cm" table:align="margins"/>
    </style:style>
    <style:style style:name="Tabla1.A" style:family="table-column">
      <style:table-column-properties style:column-width="3.366cm" style:rel-column-width="65535*"/>
    </style:style>
    <style:style style:name="Tabla1.1" style:family="table-row">
      <style:table-row-properties style:row-height="0.101cm"/>
    </style:style>
    <style:style style:name="Tabla1.A1" style:family="table-cell">
      <style:table-cell-properties fo:padding-left="0.15cm" fo:padding-right="0cm" fo:padding-top="0cm" fo:padding-bottom="0cm" fo:border="none"/>
    </style:style>
    <style:style style:name="Tabla1.3" style:family="table-row">
      <style:table-row-properties style:row-height="2.845cm"/>
    </style:style>
    <style:style style:name="Tabla1.A3" style:family="table-cell">
      <style:table-cell-properties fo:background-color="transparent" fo:padding-left="0.15cm" fo:padding-right="0cm" fo:padding-top="0cm" fo:padding-bottom="0cm" fo:border="none">
        <style:background-image/>
      </style:table-cell-properties>
    </style:style>
    <style:style style:name="Tabla1.4" style:family="table-row">
      <style:table-row-properties style:row-height="2.84cm"/>
    </style:style>
    <style:style style:name="Tabla1.5" style:family="table-row">
      <style:table-row-properties style:row-height="1.91cm"/>
    </style:style>
    <style:style style:name="Tabla1.A6" style:family="table-cell">
      <style:table-cell-properties fo:padding="0cm" fo:border="none"/>
    </style:style>
    <style:style style:name="Tabla1.7" style:family="table-row">
      <style:table-row-properties style:row-height="0.201cm"/>
    </style:style>
    <style:style style:name="Tabla1.A7" style:family="table-cell">
      <style:table-cell-properties fo:padding="0cm" fo:border="none"/>
    </style:style>
    <style:style style:name="P1" style:family="paragraph" style:parent-style-name="Standard">
      <style:text-properties fo:font-size="2pt" style:font-size-asian="1.75pt" style:font-size-complex="2pt"/>
    </style:style>
    <style:style style:name="P2" style:family="paragraph" style:parent-style-name="Table_20_Contents">
      <style:paragraph-properties fo:line-height="100%" style:shadow="none"/>
      <style:text-properties style:font-name="arial" fo:font-size="6pt" fo:font-weight="bold" style:font-size-asian="6pt" style:font-weight-asian="bold" style:font-size-complex="6pt" style:font-weight-complex="bold"/>
    </style:style>
    <style:style style:name="P3" style:family="paragraph" style:parent-style-name="Table_20_Contents">
      <style:paragraph-properties fo:line-height="100%" fo:text-align="center" style:justify-single-word="false" style:shadow="none"/>
      <style:text-properties style:font-name="arial" fo:font-size="5pt" fo:font-weight="bold" style:font-size-asian="5pt" style:font-weight-asian="bold" style:font-size-complex="5pt" style:font-weight-complex="bold"/>
    </style:style>
    <style:style style:name="P4" style:family="paragraph" style:parent-style-name="Table_20_Contents">
      <style:paragraph-properties fo:line-height="100%" style:shadow="non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line-height="100%" fo:text-align="center" style:justify-single-word="false" style:shadow="none"/>
      <style:text-properties style:font-name="arial" fo:font-size="2pt" fo:font-weight="bold" style:font-size-asian="1.75pt" style:font-weight-asian="bold" style:font-size-complex="2pt" style:font-weight-complex="bold"/>
    </style:style>
    <style:style style:name="P6" style:family="paragraph" style:parent-style-name="Table_20_Contents">
      <style:paragraph-properties fo:line-height="100%" style:shadow="none"/>
      <style:text-properties fo:color="#221f1f" style:text-outline="false" style:text-line-through-style="none" style:text-line-through-type="none" style:font-name="arial" fo:font-size="6pt" fo:letter-spacing="-0.007cm" fo:font-style="normal" fo:text-shadow="none" style:text-underline-style="none" fo:font-weight="bold" officeooo:paragraph-rsid="001e455c" style:font-size-asian="6pt" style:font-style-asian="normal" style:font-weight-asian="bold" style:font-name-complex="Lucida Sans" style:font-size-complex="6pt" style:font-weight-complex="bold" style:text-emphasize="none"/>
    </style:style>
    <style:style style:name="P7" style:family="paragraph" style:parent-style-name="Table_20_Contents">
      <style:paragraph-properties fo:line-height="100%" style:shadow="none"/>
      <style:text-properties fo:color="#221f1f" style:text-outline="false" style:text-line-through-style="none" style:text-line-through-type="none" style:font-name="arial" fo:font-size="6pt" fo:letter-spacing="-0.007cm" fo:font-style="normal" fo:text-shadow="none" style:text-underline-style="none" fo:font-weight="bold" officeooo:paragraph-rsid="0020becc" style:font-size-asian="6pt" style:font-style-asian="normal" style:font-weight-asian="bold" style:font-name-complex="Lucida Sans" style:font-size-complex="6pt" style:font-weight-complex="bold" style:text-emphasize="non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shadow="none" style:text-autospace="none"/>
      <style:text-properties fo:color="#221f1f" style:text-outline="false" style:text-line-through-style="none" style:text-line-through-type="none" style:font-name="Arial" fo:font-size="2pt" fo:font-style="normal" fo:text-shadow="none" style:text-underline-style="none" fo:font-weight="normal" style:font-size-asian="2pt" style:font-style-asian="normal" style:font-weight-asian="normal" style:font-name-complex="Lucida Sans" style:font-size-complex="2pt" style:text-emphasize="none"/>
    </style:style>
    <style:style style:name="P9" style:family="paragraph" style:parent-style-name="Table_20_Contents">
      <style:text-properties fo:color="#221f1f" style:text-outline="false" style:text-line-through-style="none" style:text-line-through-type="none" style:font-name="Arial" fo:font-size="2pt" fo:letter-spacing="-0.007cm" fo:font-style="normal" fo:text-shadow="none" style:text-underline-style="none" fo:font-weight="normal" style:font-size-asian="2pt" style:font-style-asian="normal" style:font-weight-asian="normal" style:font-name-complex="Lucida Sans" style:font-size-complex="2pt" style:font-weight-complex="bold" style:text-emphasize="none"/>
    </style:style>
    <style:style style:name="P10" style:family="paragraph" style:parent-style-name="Table_20_Contents">
      <style:text-properties fo:color="#221f1f" style:text-outline="false" style:text-line-through-style="none" style:text-line-through-type="none" style:font-name="Arial" fo:font-size="2pt" fo:letter-spacing="-0.007cm" fo:font-style="normal" fo:text-shadow="none" style:text-underline-style="none" fo:font-weight="normal" style:font-size-asian="2pt" style:font-style-asian="normal" style:font-weight-asian="normal" style:font-name-complex="Lucida Sans" style:font-size-complex="2pt" style:font-weight-complex="bold" style:text-emphasize="none"/>
    </style:style>
    <style:style style:name="P11" style:family="paragraph" style:parent-style-name="Table_20_Contents">
      <style:text-properties fo:color="#221f1f" style:text-outline="false" style:text-line-through-style="none" style:text-line-through-type="none" style:font-name="Arial" fo:font-size="2pt" fo:letter-spacing="-0.007cm" fo:font-style="normal" fo:text-shadow="none" style:text-underline-style="none" fo:font-weight="normal" officeooo:paragraph-rsid="002646f9" style:font-size-asian="2pt" style:font-style-asian="normal" style:font-weight-asian="normal" style:font-name-complex="Lucida Sans" style:font-size-complex="2pt" style:font-weight-complex="bold" style:text-emphasize="none"/>
    </style:style>
    <style:style style:name="P12" style:family="paragraph" style:parent-style-name="Table_20_Contents">
      <style:paragraph-properties fo:line-height="100%" style:shadow="none"/>
      <style:text-properties style:font-name="arial" fo:font-size="6pt" fo:font-weight="bold" officeooo:paragraph-rsid="002646f9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line-height="100%" style:shadow="none"/>
      <style:text-properties style:font-name="arial" fo:font-size="4pt" fo:font-weight="bold" style:font-size-asian="3.5pt" style:font-weight-asian="bold" style:font-size-complex="4pt" style:font-weight-complex="bold"/>
    </style:style>
    <style:style style:name="P14" style:family="paragraph" style:parent-style-name="Table_20_Contents">
      <style:paragraph-properties fo:line-height="100%" style:shadow="none"/>
      <style:text-properties style:font-name="arial" fo:font-size="4pt" fo:font-weight="bold" officeooo:paragraph-rsid="002646f9" style:font-size-asian="3.5pt" style:font-weight-asian="bold" style:font-size-complex="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pt" style:font-size-asian="4pt" style:font-size-complex="4pt"/>
    </style:style>
    <style:style style:name="T3" style:family="text">
      <style:text-properties fo:font-size="4pt" officeooo:rsid="0020c948" style:font-size-asian="4pt" style:font-size-complex="4pt"/>
    </style:style>
    <style:style style:name="T4" style:family="text">
      <style:text-properties fo:font-size="2pt" officeooo:rsid="0020c948" style:font-size-asian="2pt" style:font-size-complex="2pt"/>
    </style:style>
    <style:style style:name="T5" style:family="text">
      <style:text-properties fo:font-size="5pt" officeooo:rsid="0020c948" style:font-size-asian="5pt" style:font-size-complex="5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9"><text:text-input text:description="&lt;for each=&quot;o in objects.get_data_products()&quot;&gt;">For each</text:text-input></text:p>
            <text:p text:style-name="P9"/>
          </table:table-cell>
        </table:table-row>
        <table:table-row table:style-name="Tabla1.1">
          <table:table-cell table:style-name="Tabla1.A1" office:value-type="string">
            <text:p text:style-name="P11"><text:text-input text:description="&lt;for each=&quot;inc in range( int(o[1]))&quot;&gt;">For each</text:text-input></text:p>
            <text:p text:style-name="P11"/>
            <text:p text:style-name="P11"/>
            <text:p text:style-name="P11"/>
          </table:table-cell>
        </table:table-row>
        <table:table-row table:style-name="Tabla1.3">
          <table:table-cell table:style-name="Tabla1.A3" office:value-type="string">
            <text:p text:style-name="P14"/>
            <text:p text:style-name="P12"><text:text-input text:description="&lt;o[0].name&gt;">code</text:text-input></text:p>
            <text:p text:style-name="P4"><text:span text:style-name="T1"><text:text-input text:description="&lt;o[0].supplier_code&gt;">supplier code</text:text-input></text:span><text:span text:style-name="T1"><text:s/>(</text:span><text:span text:style-name="T1"><text:text-input text:description="&lt;o[0].default_code&gt;">default code</text:text-input></text:span><text:span text:style-name="T1">) - </text:span><text:span text:style-name="T1"><text:text-input text:description="&lt;o[0].internal_code[1:]&gt;">supplier code</text:text-input></text:span></text:p>
            <text:p text:style-name="P6"><text:span text:style-name="T1"><text:text-input text:description="&lt;o[0].location_1&gt;">ubic</text:text-input></text:span><text:span text:style-name="T4"><text:s/></text:span></text:p>
            <text:p text:style-name="P3"><draw:frame draw:style-name="fr1" draw:name="image: (len(o[0].barcode)&lt;=9 and barcode('Code128', o[0].barcode) or  barcode('Code128', '0'))" text:anchor-type="paragraph" svg:x="-0.139cm" svg:y="0.03cm" svg:width="3.381cm" svg:height="1.134cm" draw:z-index="0"><draw:text-box><text:p text:style-name="Frame_20_contents">Imagen</text:p></draw:text-box></draw:frame><text:text-input text:description="&lt;(len(o[0].barcode)&lt;10 and ' ' or '? ') +o[0].barcode&gt;">suppli code</text:text-input><text:s/>ingenieriaboggio.com</text:p>
          </table:table-cell>
        </table:table-row>
        <table:table-row table:style-name="Tabla1.4">
          <table:table-cell table:style-name="Tabla1.A3" office:value-type="string">
            <text:p text:style-name="P13"/>
            <text:p text:style-name="P2"><text:text-input text:description="&lt;o[0].name[:45]&gt;">code</text:text-input></text:p>
            <text:p text:style-name="P4"><text:span text:style-name="T1"><text:text-input text:description="&lt;o[0].supplier_code&gt;">supplier code</text:text-input></text:span><text:s/>(<text:text-input text:description="&lt;o[0].default_code&gt;">default code</text:text-input>) - <text:span text:style-name="T1"><text:text-input text:description="&lt;o[0].internal_code[1:]&gt;">supplier code</text:text-input></text:span></text:p>
            <text:p text:style-name="P6"><text:span text:style-name="T1"><text:text-input text:description="&lt;o[0].location_1&gt;">ubic</text:text-input></text:span><text:span text:style-name="T4"><text:s/></text:span></text:p>
            <text:p text:style-name="P3"><draw:frame draw:style-name="fr1" draw:name="image: (len(o[0].barcode)&lt;=9 and barcode('Code128', o[0].barcode) or  barcode('Code128', '0')) " text:anchor-type="paragraph" svg:x="-0.139cm" svg:y="0.03cm" svg:width="3.381cm" svg:height="1.134cm" draw:z-index="1"><draw:text-box><text:p text:style-name="Frame_20_contents">Imagen</text:p></draw:text-box></draw:frame><text:text-input text:description="&lt;(len(o[0].barcode)&lt;10 and ' ' or '? ') +o[0].barcode&gt;">suppli code</text:text-input><text:s/><text:span text:style-name="T2">ingenieriaboggio.com</text:span></text:p>
          </table:table-cell>
        </table:table-row>
        <table:table-row table:style-name="Tabla1.5">
          <table:table-cell table:style-name="Tabla1.A3" office:value-type="string">
            <text:p text:style-name="P2"><text:text-input text:description="&lt;o[0].name&gt;">code</text:text-input></text:p>
            <text:p text:style-name="P4"><text:span text:style-name="T1"><text:text-input text:description="&lt;o[0].supplier_code&gt;">supplier code</text:text-input></text:span><text:s/>(<text:text-input text:description="&lt;o[0].default_code&gt;">default code</text:text-input>) - <text:span text:style-name="T1"><text:text-input text:description="&lt;o[0].internal_code[1:]&gt;">supplier code</text:text-input></text:span></text:p>
            <text:p text:style-name="P7"><text:text-input text:description="&lt;o[0].location_1&gt;">ubic</text:text-input></text:p>
            <text:p text:style-name="P7"><draw:frame draw:style-name="fr1" draw:name="image: (len(o[0].barcode)&lt;=9 and barcode('Code128', o[0].barcode) or  barcode('Code128', '0'))  " text:anchor-type="paragraph" svg:x="-0.194cm" svg:y="-0.979cm" svg:width="3.381cm" svg:height="0.683cm" draw:z-index="2"><draw:text-box><text:p text:style-name="Frame_20_contents">Imagen</text:p></draw:text-box></draw:frame><text:span text:style-name="T4"><text:s/></text:span><text:span text:style-name="T5"><text:text-input text:description="&lt;(len(o[0].barcode)&lt;10 and ' ' or '? ') +o[0].barcode&gt;">suppli code</text:text-input></text:span><text:span text:style-name="T5"><text:s/></text:span><text:span text:style-name="T3">ingenieriaboggio.com</text:span></text:p>
            <text:p text:style-name="P5"/>
          </table:table-cell>
        </table:table-row>
        <table:table-row table:style-name="Tabla1.1">
          <table:table-cell table:style-name="Tabla1.A7" office:value-type="string">
            <text:p text:style-name="P8"><text:text-input text:description="&lt;/for&gt;">End For</text:text-input></text:p>
          </table:table-cell>
        </table:table-row>
        <table:table-row table:style-name="Tabla1.7">
          <table:table-cell table:style-name="Tabla1.A7" office:value-type="string">
            <text:p text:style-name="P8"><text:text-input text:description="&lt;/for&gt;">End For</text:text-input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loext:contextual-spacing="true" style:page-number="auto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.701cm" fo:page-height="8.5cm" style:num-format="1" style:print-orientation="portrait" fo:margin-top="0.199cm" fo:margin-bottom="0cm" fo:margin-left="0.199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25T11:42:17.174168422</meta:creation-date>
    <dc:date>2021-10-14T16:21:52.787572253</dc:date>
    <meta:editing-duration>P1DT17H10M55S</meta:editing-duration>
    <meta:editing-cycles>123</meta:editing-cycles>
    <meta:generator>LibreOffice/6.4.7.2$Linux_X86_64 LibreOffice_project/40$Build-2</meta:generator>
    <meta:document-statistic meta:table-count="1" meta:image-count="0" meta:object-count="0" meta:page-count="1" meta:paragraph-count="19" meta:word-count="97" meta:character-count="347" meta:non-whitespace-character-count="316"/>
  </office:meta>
</office:document-meta>
</file>